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610D00001C03F6043D1F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1319cb"/>
    </style:style>
    <style:style style:name="P2" style:family="paragraph" style:parent-style-name="Standard">
      <style:text-properties officeooo:rsid="00114b37" officeooo:paragraph-rsid="001319cb"/>
    </style:style>
    <style:style style:name="P3" style:family="paragraph" style:parent-style-name="Standard">
      <style:text-properties officeooo:rsid="0011c0da" officeooo:paragraph-rsid="001319cb"/>
    </style:style>
    <style:style style:name="P4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5" style:family="paragraph" style:parent-style-name="Standard">
      <style:text-properties officeooo:rsid="00161ba5" officeooo:paragraph-rsid="001319cb"/>
    </style:style>
    <style:style style:name="P6" style:family="paragraph" style:parent-style-name="Standard">
      <style:text-properties officeooo:rsid="001320ee" officeooo:paragraph-rsid="001319cb"/>
    </style:style>
    <style:style style:name="P7" style:family="paragraph" style:parent-style-name="Standard">
      <style:text-properties officeooo:rsid="00132682" officeooo:paragraph-rsid="001319cb"/>
    </style:style>
    <style:style style:name="P8" style:family="paragraph" style:parent-style-name="Standard">
      <style:text-properties officeooo:rsid="00152c0a" officeooo:paragraph-rsid="00152c0a"/>
    </style:style>
    <style:style style:name="P9" style:family="paragraph" style:parent-style-name="Standard">
      <style:paragraph-properties fo:break-before="page"/>
      <style:text-properties officeooo:rsid="000f75f7" officeooo:paragraph-rsid="001319cb"/>
    </style:style>
    <style:style style:name="P10" style:family="paragraph" style:parent-style-name="Standard">
      <style:text-properties officeooo:rsid="00152c0a" officeooo:paragraph-rsid="00152c0a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are opening git hub, we will need to log in to our github account. After logging in,</text:p>
      <text:p text:style-name="P2">you will go to a page opening your account repositories.</text:p>
      <text:p text:style-name="P2"/>
      <text:p text:style-name="P2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9">2. Cloning git.</text:p>
      <text:p text:style-name="P2">When we start using git, the first time we do is cloning a repository, we can do it by:</text:p>
      <text:p text:style-name="P2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2"/>
      <text:p text:style-name="P2"/>
      <text:p text:style-name="P3">When you're done, you will able to see cloned repository in the local repository.</text:p>
      <text:p text:style-name="P3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3"/>
      <text:p text:style-name="P1"/>
      <text:p text:style-name="P9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1"/>
      <text:p text:style-name="P1">4. <text:span text:style-name="T1">Retrieving changes</text:span></text:p>
      <text:p text:style-name="P6">For example, we create new file in the repository we just clone.</text:p>
      <text:p text:style-name="P6">Git hub will shown the changes in the repository.</text:p>
      <text:p text:style-name="P6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6"/>
      <text:p text:style-name="P6"/>
      <text:p text:style-name="P6"/>
      <text:p text:style-name="P1"/>
      <text:p text:style-name="P9">5. Commiting changes.</text:p>
      <text:p text:style-name="P6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7"/>
      <text:p text:style-name="P7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When others done some change, </text:p>
      <text:p text:style-name="P5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  <text:p text:style-name="P5"/>
      <text:p text:style-name="P8">After you modify some changes, the blue sync button will reappear to make a sync. But, when two people modify the same file, this error will shown.</text:p>
      <text:p text:style-name="P8"/>
      <text:p text:style-name="P8"><draw:frame draw:style-name="fr2" draw:name="graphics10" text:anchor-type="paragraph" svg:width="6.9252in" svg:height="1.998in" draw:z-index="9"><draw:image xlink:href="Pictures/200000090000610D00001C03F6043D1F.svm" xlink:type="simple" xlink:show="embed" xlink:actuate="onLoad"/></draw:frame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1.2$Windows_x86 LibreOffice_project/7e4286b58adc75a14f6d83f53a03b6c11fa2903</meta:generator>
    <dc:date>2013-09-18T17:54:21.836000000</dc:date>
    <meta:document-statistic meta:table-count="0" meta:image-count="10" meta:object-count="0" meta:page-count="5" meta:paragraph-count="16" meta:word-count="172" meta:character-count="934" meta:non-whitespace-character-count="777"/>
    <meta:user-defined meta:name="Info 1"/>
    <meta:user-defined meta:name="Info 2"/>
    <meta:user-defined meta:name="Info 3"/>
    <meta:user-defined meta:name="Info 4"/>
  </office:meta>
</office:document-meta>
</file>